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6cm" style:rel-column-width="45250*"/>
    </style:style>
    <style:style style:name="Tabella1.B" style:family="table-column">
      <style:table-column-properties style:column-width="3.096cm" style:rel-column-width="2028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cm" fo:border="none"/>
    </style:style>
    <style:style style:name="Tabella1.A3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5"/><text:p text:style-name="P5"/></draw:text-box></draw:frame></text:p>
          </table:table-cell>
          <table:table-cell table:style-name="Tabella1.A2" office:value-type="string">
            <text:p text:style-name="P3"><text:span text:style-name="T1">Scheda: </text:span><text:placeholder text:placeholder-type="text">&lt;o.name&gt;</text:placeholder></text:p>
            <text:p text:style-name="P2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3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4:56:10.125815434</dc:date>
    <dc:creator>Administrator </dc:creator>
    <meta:editing-duration>PT3H38M24S</meta:editing-duration>
    <meta:editing-cycles>13</meta:editing-cycles>
    <meta:document-statistic meta:table-count="1" meta:image-count="0" meta:object-count="0" meta:page-count="1" meta:paragraph-count="5" meta:word-count="10" meta:character-count="80" meta:non-whitespace-character-count="74"/>
  </office:meta>
</office:document-meta>
</file>